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то ты? Дочь или изменница?</text:p>
      <text:p text:style-name="P1">С кем ты? С Богом, с Сатаной?</text:p>
      <text:p text:style-name="P1">Да куда же все то денется- <text:line-break/>Предназначено судьбой!<text:line-break/><text:line-break/>Выбор каждый миг свершается<text:line-break/>Он по нравам ревизор<text:line-break/>Кто в тебе так долго мается?<text:line-break/>Ждет ли все ж тебя позор?<text:line-break/><text:line-break/>Только ты рукой в спасение<text:line-break/>Засветишь Любви свечу<text:line-break/>Здесь души моей рождение<text:line-break/>И от счастья я молчу....<text:line-break/><text:line-break/>Слов не надо, ты же знаешь все<text:line-break/>О душе моей больной<text:line-break/>Мы с тобой сейчас раскаемся<text:line-break/>Лишь останься здесь такой...<text:line-break/><text:line-break/>Друг мой, за твою улыбку я </text:p>
      <text:p text:style-name="P1">Да за светлые глаза<text:line-break/>Вдруг убъю всю гордость пытками</text:p>
      <text:p text:style-name="P1">Как об этом ты мечтал.<text:line-break/><text:line-break/>Я смогу сказать то главное, <text:line-break/>Что измучило вконец<text:line-break/>И пойму с отрадой странною-<text:line-break/>Нас на небе ждет Отец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Елизавета Чижикова</meta:initial-creator>
    <meta:creation-date>2012-09-01T18:06:50.83</meta:creation-date>
    <dc:date>2012-09-10T15:59:32.75</dc:date>
    <dc:creator>Елизавета Чижикова</dc:creator>
    <meta:editing-duration>PT40M5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5" meta:word-count="115" meta:character-count="623"/>
  </office:meta>
</office:document-meta>
</file>